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e15f6" officeooo:paragraph-rsid="000e15f6"/>
    </style:style>
    <style:style style:name="P2" style:family="paragraph" style:parent-style-name="Preformatted_20_Text">
      <style:text-properties officeooo:rsid="000e15f6" officeooo:paragraph-rsid="0017f311"/>
    </style:style>
    <style:style style:name="T1" style:family="text">
      <style:text-properties officeooo:rsid="000e15f6"/>
    </style:style>
    <style:style style:name="T2" style:family="text">
      <style:text-properties officeooo:rsid="000e28c7"/>
    </style:style>
    <style:style style:name="T3" style:family="text">
      <style:text-properties officeooo:rsid="000f56b1"/>
    </style:style>
    <style:style style:name="T4" style:family="text">
      <style:text-properties officeooo:rsid="00106a34"/>
    </style:style>
    <style:style style:name="T5" style:family="text">
      <style:text-properties officeooo:rsid="0013cf0d"/>
    </style:style>
    <style:style style:name="T6" style:family="text">
      <style:text-properties officeooo:rsid="0019ffa8"/>
    </style:style>
    <style:style style:name="T7" style:family="text">
      <style:text-properties officeooo:rsid="001bf6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2">- add <text:span text:style-name="T6">network start</text:span> position</text:p>
      <text:p text:style-name="Preformatted_20_Text">- <text:span text:style-name="T1">create terrain, set it’s layer to ground, disable tree colliders</text:span></text:p>
      <text:p text:style-name="P1">- <text:span text:style-name="T2">create water from prefab</text:span></text:p>
      <text:p text:style-name="P1">- <text:span text:style-name="T7">add building spawn areas if needed</text:span></text:p>
      <text:p text:style-name="P1">- <text:span text:style-name="T3">create terrain backuper from prefab</text:span></text:p>
      <text:p text:style-name="P1">- <text:span text:style-name="T5">bake nav mesh : terrain and water should be static ; set water as non walkable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3T18:45:10.297993464</dc:date>
    <meta:editing-duration>PT43M37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51" meta:character-count="273" meta:non-whitespace-character-count="228"/>
  </office:meta>
</office:document-meta>
</file>